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10000000000005DC000004659E6AC92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4.746cm"/>
    </style:style>
    <style:style style:name="pr2" style:family="presentation" style:parent-style-name="Default-notes">
      <style:graphic-properties draw:fill-color="#ffffff" fo:min-height="11.429cm"/>
    </style:style>
    <style:style style:name="pr3" style:family="presentation" style:parent-style-name="Default-title">
      <style:graphic-properties draw:auto-grow-height="true" fo:min-height="3.18cm"/>
    </style:style>
    <style:style style:name="pr4" style:family="presentation" style:parent-style-name="Default-outline1">
      <style:graphic-properties fo:min-height="13.084cm"/>
    </style:style>
    <style:style style:name="pr5" style:family="presentation" style:parent-style-name="Default-notes">
      <style:graphic-properties draw:fill-color="#ffffff" draw:auto-grow-height="true" fo:min-height="11.429cm"/>
    </style:style>
    <style:style style:name="pr6" style:family="presentation" style:parent-style-name="Default-title">
      <style:graphic-properties fo:min-height="3.18cm"/>
    </style:style>
    <style:style style:name="pr7" style:family="presentation" style:parent-style-name="Default-outline1">
      <style:graphic-properties fo:min-height="10.799cm"/>
    </style:style>
    <style:style style:name="P1" style:family="paragraph">
      <style:paragraph-properties fo:text-align="end"/>
    </style:style>
    <style:style style:name="P2" style:family="paragraph">
      <style:text-properties fo:font-size="24pt"/>
    </style:style>
    <style:style style:name="P3" style:family="paragraph">
      <style:text-properties fo:font-family="Arial" style:font-family-generic="roman" style:font-pitch="variable" fo:font-size="29pt" style:font-family-asian="Arial" style:font-family-generic-asian="roman" style:font-pitch-asian="variable" style:font-size-asian="29pt" style:font-family-complex="Arial" style:font-family-generic-complex="roman" style:font-pitch-complex="variable" style:font-size-complex="29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5pt" fo:font-style="normal" fo:text-shadow="none" style:text-underline-style="none" fo:font-weight="normal" style:letter-kerning="true" style:font-family-asian="Arial" style:font-family-generic-asian="roman" style:font-pitch-asian="variable" style:font-size-asian="25pt" style:font-style-asian="normal" style:font-weight-asian="normal" style:font-family-complex="Arial" style:font-family-generic-complex="roman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2.859cm" svg:height="14.746cm" svg:x="1.27cm" svg:y="0.759cm" presentation:class="subtitle">
          <draw:text-box>
            <text:p>Postgres-XC releases in this year</text:p>
            <text:p text:style-name="P1"><text:span text:style-name="T1">By Ashutosh Bapat</text:span></text:p>
            <text:p text:style-name="P1"><text:span text:style-name="T1">@ Cluster summit 2013, Ottaw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" presentation:class="page"/>
          <draw:frame presentation:style-name="pr2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Postgres-XC 1.1</text:p>
          </draw:text-box>
        </draw:frame>
        <draw:frame presentation:style-name="pr4" draw:layer="layout" svg:width="22.351cm" svg:height="13.048cm" svg:x="1.5cm" svg:y="4.452cm" presentation:class="outline" presentation:user-transformed="true">
          <draw:text-box>
            <text:list text:style-name="L2">
              <text:list-item>
                <text:p>Dates</text:p>
                <text:list>
                  <text:list-item>
                    <text:p>Beta by May end 2013</text:p>
                  </text:list-item>
                  <text:list-item>
                    <text:p>GA June 2013</text:p>
                  </text:list-item>
                </text:list>
              </text:list-item>
              <text:list-item>
                <text:p>Based on PostgreSQL 9.2</text:p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2" presentation:class="page"/>
          <draw:frame presentation:style-name="pr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New features</text:p>
          </draw:text-box>
        </draw:frame>
        <draw:frame presentation:style-name="pr7" draw:layer="layout" svg:width="22.351cm" svg:height="13.543cm" svg:x="1.27cm" svg:y="4.457cm" presentation:class="outline" presentation:user-transformed="true">
          <draw:text-box>
            <text:list text:style-name="L2">
              <text:list-item>
                <text:p text:style-name="P3">Planner</text:p>
                <text:list>
                  <text:list-item>
                    <text:p>Joins</text:p>
                    <text:list>
                      <text:list-item>
                        <text:p>All possible joins are now shippable</text:p>
                      </text:list-item>
                      <text:list-item>
                        <text:p>LEFT, RIGHT, FULL</text:p>
                      </text:list-item>
                      <text:list-item>
                        <text:p>Distributed and replicated as joining sides</text:p>
                      </text:list-item>
                      <text:list-item>
                        <text:p>Query results are treated as distributed/replicated relations</text:p>
                      </text:list-item>
                      <text:list-item>
                        <text:p><text:span text:style-name="T2">Usage of merge/hash joins at coordinator</text:span></text:p>
                      </text:list-item>
                    </text:list>
                  </text:list-item>
                  <text:list-item>
                    <text:p>Distributed sorting</text:p>
                    <text:list>
                      <text:list-item>
                        <text:p><text:span text:style-name="T2">through ORDER BY clause shippability</text:span></text:p>
                      </text:list-item>
                      <text:list-item>
                        <text:p><text:span text:style-name="T2">Used for merge and hash join</text:span></text:p>
                      </text:list-item>
                    </text:list>
                  </text:list-item>
                  <text:list-item>
                    <text:p>Subquery planning</text:p>
                    <text:list>
                      <text:list-item>
                        <text:p>Through FQS and standard_planner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3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New features</text:p>
          </draw:text-box>
        </draw:frame>
        <draw:frame presentation:style-name="pr7" draw:layer="layout" svg:width="22.351cm" svg:height="14.043cm" svg:x="1.27cm" svg:y="4.457cm" presentation:class="outline" presentation:user-transformed="true">
          <draw:text-box>
            <text:list text:style-name="L2">
              <text:list-item>
                <text:p text:style-name="P3">Node/cluster management</text:p>
                <text:list>
                  <text:list-item>
                    <text:p>Online node addition/removal</text:p>
                  </text:list-item>
                  <text:list-item>
                    <text:p>Online – without bringing down existing cluster</text:p>
                  </text:list-item>
                  <text:list-item>
                    <text:p>pgxc_ctl – utility to manage cluster, HA</text:p>
                    <text:list>
                      <text:list-item>
                        <text:p>Leverages node addition and removal</text:p>
                      </text:list-item>
                    </text:list>
                  </text:list-item>
                </text:list>
              </text:list-item>
              <text:list-item>
                <text:p text:style-name="P3">SQL support</text:p>
                <text:list>
                  <text:list-item>
                    <text:p>Triggers</text:p>
                  </text:list-item>
                  <text:list-item>
                    <text:p>RETURNING clau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4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Release 1.2</text:p>
          </draw:text-box>
        </draw:frame>
        <draw:frame presentation:style-name="pr7" draw:layer="layout" svg:width="22.351cm" svg:height="11.049cm" svg:x="1.27cm" svg:y="4.457cm" presentation:class="outline">
          <draw:text-box>
            <text:list text:style-name="L2">
              <text:list-item>
                <text:p>Scheduled for December 2013</text:p>
              </text:list-item>
              <text:list-item>
                <text:p>Based on PostgreSQL 9.3</text:p>
              </text:list-item>
              <text:list-item>
                <text:p>Catchup release</text:p>
                <text:list>
                  <text:list-item>
                    <text:p>Minor features</text:p>
                  </text:list-item>
                  <text:list-item>
                    <text:p>Materialised views support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5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2.859cm" svg:height="14.746cm" svg:x="1.27cm" svg:y="0.759cm" presentation:class="subtitle">
          <draw:text-box>
            <text:p>More in XC day</text:p>
            <text:p>Later toda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6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 style:punctuation-wrap="simple"/>
      <style:text-properties fo:color="#0d559d" style:text-outline="false" style:text-line-through-style="none" fo:font-family="'B Helvetica Bold'" fo:font-size="20pt" fo:letter-spacing="normal" fo:language="en" fo:country="US" fo:font-style="normal" fo:text-shadow="none" style:text-underline-style="none" fo:font-weight="normal" style:letter-kerning="true" style:font-family-asian="'ＭＳ Ｐゴシック'" style:font-size-asian="20pt" style:language-asian="en" style:country-asian="US" style:font-style-asian="normal" style:font-weight-asian="normal" style:font-family-complex="'ＭＳ Ｐゴシック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start" fo:text-indent="0cm" style:punctuation-wrap="simple"/>
      <style:text-properties fo:color="#000000" style:text-line-through-style="none" fo:font-family="'B Helvetica Bold'" style:font-style-name="Bold" fo:font-size="20pt" fo:letter-spacing="normal" fo:font-style="normal" style:text-underline-style="none" fo:font-weight="normal" style:font-family-asian="'ＭＳ Ｐゴシック'" style:font-size-asian="20pt" style:font-style-asian="normal" style:font-weight-asian="bold" style:font-family-complex="'ＭＳ Ｐゴシック'" style:font-size-complex="20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ＭＳ Ｐゴシック'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4.09999847412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_20_1-backgroundobjects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Helvetica" fo:font-size="30pt" fo:letter-spacing="normal" fo:font-style="normal" style:text-underline-style="none" fo:font-weight="normal" style:font-family-asian="'ＭＳ Ｐゴシック'" style:font-size-asian="30pt" style:font-style-asian="normal" style:font-weight-asian="normal" style:font-family-complex="'ＭＳ Ｐゴシック'" style:font-size-complex="30pt" style:font-style-complex="normal" style:font-weight-complex="normal"/>
    </style:style>
    <style:style style:name="MT3" style:family="text">
      <style:text-properties fo:color="#0d559d" style:text-line-through-style="none" fo:font-family="'B Helvetica Bold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4" style:family="text">
      <style:text-properties fo:color="#ffffff" style:text-line-through-style="none" fo:font-family="'B Helvetica Bold'" fo:font-size="10pt" fo:letter-spacing="normal" fo:font-style="normal" style:text-underline-style="none" fo:font-weight="normal" style:font-family-asian="'ＭＳ Ｐゴシック'" style:font-size-asian="10pt" style:font-style-asian="normal" style:font-weight-asian="normal" style:font-family-complex="'ＭＳ Ｐゴシック'" style:font-size-complex="10pt" style:font-style-complex="normal" style:font-weight-complex="normal"/>
    </style:style>
    <style:style style:name="MT5" style:family="text">
      <style:text-properties fo:color="#ffffff" style:text-line-through-style="none" fo:font-family="'B Helvetica Bold'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family-complex="'ＭＳ Ｐゴシック'" style:font-size-complex="9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frame draw:name="Picture 7" draw:style-name="Mgr3" draw:text-style-name="MP3" draw:layer="backgroundobjects" svg:width="25.403cm" svg:height="19.053cm" svg:x="0cm" svg:y="0cm">
        <draw:image xlink:href="Pictures/10000000000005DC000004659E6AC921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1.692cm" svg:x="1.905cm" svg:y="0.635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" draw:text-style-name="MP5" draw:layer="backgroundobjects" svg:width="21.589cm" svg:height="13.334cm" svg:x="1.905cm" svg:y="2.963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3" draw:text-style-name="MP7" draw:layer="backgroundobjects" svg:width="2.539cm" svg:height="1.939cm" svg:x="11.43cm" svg:y="17.11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frame draw:name="Rectangle 4" presentation:style-name="Mpr3" draw:text-style-name="MP8" draw:layer="backgroundobjects" svg:width="10.159cm" svg:height="1.957cm" svg:x="0.423cm" svg:y="17.092cm" presentation:class="date-time" presentation:user-transformed="true">
        <draw:text-box>
          <text:p text:style-name="MP6"><text:span text:style-name="MT5">© 2011 EnterpriseDB. All rights reserved.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draw:frame presentation:style-name="Mpr6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051cm" svg:height="1.314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7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MacOSX_x86 LibreOffice_project/5b93205-6e6b3fc-7830f6d-c08ad66-1d9bf4</meta:generator>
    <dc:date>2013-05-21T09:40:24</dc:date>
    <meta:editing-duration>P2DT6H15M24S</meta:editing-duration>
    <meta:editing-cycles>250</meta:editing-cycles>
    <meta:document-statistic meta:object-count="54"/>
  </office:meta>
</office:document-meta>
</file>